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39cm" table:align="left"/>
    </style:style>
    <style:style style:name="Tableau2.A" style:family="table-column">
      <style:table-column-properties style:column-width="1.363cm"/>
    </style:style>
    <style:style style:name="Tableau2.B" style:family="table-column">
      <style:table-column-properties style:column-width="5.219cm"/>
    </style:style>
    <style:style style:name="Tableau2.C" style:family="table-column">
      <style:table-column-properties style:column-width="5.8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593cm" table:align="left"/>
    </style:style>
    <style:style style:name="Tableau1.A" style:family="table-column">
      <style:table-column-properties style:column-width="2.528cm"/>
    </style:style>
    <style:style style:name="Tableau1.B" style:family="table-column">
      <style:table-column-properties style:column-width="3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background-color="transparent" fo:padding="0cm" fo:border-left="none" fo:border-right="none" fo:border-top="0.06pt solid #000000" fo:border-bottom="none" style:shadow="none">
        <style:background-image/>
      </style:paragraph-properties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 fo:background-color="transparent" fo:padding="0cm" fo:border-left="none" fo:border-right="none" fo:border-top="0.06pt solid #000000" fo:border-bottom="none" style:shadow="none">
        <style:background-image/>
      </style:paragraph-properties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P5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7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style:font-name-asian="Arial Unicode MS" style:font-size-asian="12pt" style:font-name-complex="Tahoma" style:font-size-complex="12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rsid="0012ca84" officeooo:paragraph-rsid="0012ca84"/>
    </style:style>
    <style:style style:name="P11" style:family="paragraph" style:parent-style-name="Text_20_body">
      <style:paragraph-properties fo:text-align="justify" style:justify-single-word="false"/>
      <style:text-properties officeooo:rsid="0013b9ff" officeooo:paragraph-rsid="0013b9ff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officeooo:rsid="001cfcc4" officeooo:paragraph-rsid="001cfcc4"/>
    </style:style>
    <style:style style:name="P14" style:family="paragraph" style:parent-style-name="Text_20_body">
      <style:text-properties officeooo:rsid="002d13c2" officeooo:paragraph-rsid="002d13c2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Nimbus Sans L" fo:font-size="12p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13b9ff" officeooo:paragraph-rsid="0013b9ff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rsid="0013b9ff" officeooo:paragraph-rsid="0013b9ff"/>
    </style:style>
    <style:style style:name="P19" style:family="paragraph" style:parent-style-name="Table_20_Contents">
      <style:paragraph-properties fo:text-align="justify" style:justify-single-word="false"/>
      <style:text-properties officeooo:rsid="0013b9ff" officeooo:paragraph-rsid="001523d5"/>
    </style:style>
    <style:style style:name="P20" style:family="paragraph" style:parent-style-name="Table_20_Contents">
      <style:paragraph-properties fo:text-align="justify" style:justify-single-word="false"/>
      <style:text-properties officeooo:rsid="001523d5" officeooo:paragraph-rsid="001523d5"/>
    </style:style>
    <style:style style:name="P21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ab217" officeooo:paragraph-rsid="001c3f02" style:font-size-asian="10pt" style:font-size-complex="10pt"/>
    </style:style>
    <style:style style:name="P23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c3f02" officeooo:paragraph-rsid="001ab217" style:font-size-asian="10pt" style:font-size-complex="10pt"/>
    </style:style>
    <style:style style:name="P24" style:family="paragraph" style:parent-style-name="Standard">
      <style:paragraph-properties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5" style:family="paragraph" style:parent-style-name="Standard">
      <style:paragraph-properties fo:padding="0.049cm" fo:border="0.06pt solid #000000" style:shadow="#808080 0.18cm 0.18cm"/>
      <style:text-properties style:font-name="Courier 10 Pitch" fo:font-size="8pt" fo:background-color="#ffff00" style:font-size-asian="8pt" style:font-size-complex="8pt"/>
    </style:style>
    <style:style style:name="P26" style:family="paragraph" style:parent-style-name="Standard">
      <style:paragraph-properties fo:break-before="page"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7" style:family="paragraph" style:parent-style-name="Heading">
      <style:paragraph-properties fo:text-align="center" style:justify-single-word="false" fo:break-before="page" fo:background-color="#ffcc99">
        <style:background-image/>
      </style:paragraph-properties>
    </style:style>
    <style:style style:name="P28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text-properties fo:font-size="10pt" officeooo:paragraph-rsid="00109788" style:font-size-asian="10pt" style:font-size-complex="10pt"/>
    </style:style>
    <style:style style:name="P31" style:family="paragraph" style:parent-style-name="Standard">
      <style:text-properties fo:font-size="10pt" officeooo:rsid="0028df52" officeooo:paragraph-rsid="0028df52" style:font-size-asian="10pt" style:font-size-complex="10pt"/>
    </style:style>
    <style:style style:name="P32" style:family="paragraph" style:parent-style-name="Standard">
      <style:text-properties fo:font-style="italic" style:text-underline-style="solid" style:text-underline-width="auto" style:text-underline-color="font-color" officeooo:rsid="00268e89" officeooo:paragraph-rsid="00268e89" style:font-style-asian="italic" style:font-style-complex="italic"/>
    </style:style>
    <style:style style:name="P33" style:family="paragraph" style:parent-style-name="Standard">
      <style:paragraph-properties fo:background-color="#ffcc99" style:shadow="none"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background-color="#000000" style:shadow="none">
        <style:background-image/>
      </style:paragraph-properties>
      <style:text-properties style:font-name="Courier 10 Pitch" fo:font-size="10pt" officeooo:rsid="0028df52" officeooo:paragraph-rsid="0028df52" style:font-size-asian="10pt" style:font-size-complex="10pt"/>
    </style:style>
    <style:style style:name="P35" style:family="paragraph" style:parent-style-name="Standard">
      <style:paragraph-properties fo:background-color="#000000">
        <style:background-image/>
      </style:paragraph-properties>
      <style:text-properties style:font-name="Courier 10 Pitch" fo:font-size="10pt" officeooo:rsid="0028df52" officeooo:paragraph-rsid="0028df52" style:font-size-asian="10pt" style:font-size-complex="10pt"/>
    </style:style>
    <style:style style:name="P36" style:family="paragraph" style:parent-style-name="Standard" style:list-style-name="L3">
      <style:paragraph-properties fo:background-color="#ffcc99" style:shadow="none">
        <style:background-image/>
      </style:paragraph-properties>
      <style:text-properties fo:font-size="10pt" style:font-size-asian="10pt" style:font-size-complex="10pt"/>
    </style:style>
    <style:style style:name="P37" style:family="paragraph" style:parent-style-name="Standard" style:list-style-name="L3">
      <style:paragraph-properties fo:background-color="#ffcc99" style:shadow="none">
        <style:background-image/>
      </style:paragraph-properties>
      <style:text-properties fo:font-size="10pt" officeooo:paragraph-rsid="002309c3" style:font-size-asian="10pt" style:font-size-complex="10pt"/>
    </style:style>
    <style:style style:name="P38" style:family="paragraph" style:parent-style-name="Standard" style:list-style-name="L3">
      <style:paragraph-properties fo:background-color="#ffcc99" style:shadow="none">
        <style:background-image/>
      </style:paragraph-properties>
      <style:text-properties fo:font-size="10pt" officeooo:rsid="002309c3" officeooo:paragraph-rsid="002309c3" style:font-size-asian="10pt" style:font-size-complex="10pt"/>
    </style:style>
    <style:style style:name="P39" style:family="paragraph" style:parent-style-name="Heading" style:master-page-name="First_20_Page">
      <style:paragraph-properties fo:text-align="center" style:justify-single-word="false" style:page-number="auto" fo:background-color="#ffcc99" fo:padding="0.049cm" fo:border="0.06pt solid #000000">
        <style:background-image/>
      </style:paragraph-properties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question">
      <style:text-properties fo:font-size="10pt" style:font-size-asian="10pt" style:font-size-complex="10pt"/>
    </style:style>
    <style:style style:name="P43" style:family="paragraph" style:parent-style-name="question" style:list-style-name="Numbering_20_1">
      <style:text-properties fo:font-size="10pt" style:font-size-asian="10pt" style:font-size-complex="10pt"/>
    </style:style>
    <style:style style:name="P44" style:family="paragraph" style:parent-style-name="question">
      <style:text-properties fo:font-size="10pt" officeooo:rsid="002d3b9c" officeooo:paragraph-rsid="002d3b9c" style:font-size-asian="10pt" style:font-size-complex="10pt"/>
    </style:style>
    <style:style style:name="P45" style:family="paragraph" style:parent-style-name="Heading_20_1" style:master-page-name="">
      <style:paragraph-properties style:page-number="auto" fo:break-before="page"/>
    </style:style>
    <style:style style:name="T1" style:family="text">
      <style:text-properties officeooo:rsid="0028df52"/>
    </style:style>
    <style:style style:name="T2" style:family="text">
      <style:text-properties officeooo:rsid="00276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5c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7b060"/>
    </style:style>
    <style:style style:name="T8" style:family="text">
      <style:text-properties officeooo:rsid="001ab217"/>
    </style:style>
    <style:style style:name="T9" style:family="text">
      <style:text-properties officeooo:rsid="001c3f02"/>
    </style:style>
    <style:style style:name="T10" style:family="text">
      <style:text-properties officeooo:rsid="001d3204"/>
    </style:style>
    <style:style style:name="T11" style:family="text">
      <style:text-properties officeooo:rsid="001e57bf"/>
    </style:style>
    <style:style style:name="T12" style:family="text">
      <style:text-properties officeooo:rsid="002309c3"/>
    </style:style>
    <style:style style:name="T13" style:family="text">
      <style:text-properties officeooo:rsid="0023979a"/>
    </style:style>
    <style:style style:name="T14" style:family="text">
      <style:text-properties fo:color="#ff0000" fo:font-size="8pt" fo:font-weight="bold" officeooo:rsid="00256c0f" style:font-size-asian="8pt" style:font-weight-asian="bold" style:font-size-complex="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Jeu de golf</text:p>
      <text:p text:style-name="P9"/>
      <text:h text:style-name="Heading_20_1" text:outline-level="1"><text:bookmark text:name="Les règles"/>Les règles</text:h>
      <text:p text:style-name="Text_20_body">Le golf est un sport de précision se jouant en plein air et qui consiste à envoyer une balle dans un trou à l'aide de clubs. Le but du jeu consiste à effectuer, sur un parcours défini, le moins de coups possible. </text:p>
      <text:p text:style-name="Text_20_body">Le golf se pratique sur un terrain (ou parcours) de golf. Généralement, un parcours compte 18 trous, mais il peut aussi n'en comporter que 9, voire moins.</text:p>
      <text:p text:style-name="Text_20_body">Sur chaque parcours, il y a un « par » qui est le nombre de coups standard fixé pour terminer un trou.</text:p>
      <text:p text:style-name="Text_20_body">Par exemple, un "Par 3" veut dire que le golfeur doit effectuer un nombre de trois coups pour être dans le « par », si un golfeur effectue un « par trois » en deux coups, il effectue alors un birdie, soit un coup sous le par. </text:p>
      <text:p text:style-name="Text_20_body">Les différentes expressions sont le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score</text:p>
          </table:table-cell>
          <table:table-cell table:style-name="Tableau2.A1" office:value-type="string">
            <text:p text:style-name="P15">terme</text:p>
          </table:table-cell>
          <table:table-cell table:style-name="Tableau2.C1" office:value-type="string">
            <text:p text:style-name="P15">définition</text:p>
          </table:table-cell>
        </table:table-row>
        <table:table-row>
          <table:table-cell table:style-name="Tableau2.A2" office:value-type="string">
            <text:p text:style-name="P16">-4</text:p>
          </table:table-cell>
          <table:table-cell table:style-name="Tableau2.A2" office:value-type="string">
            <text:p text:style-name="P16">Condor (ou triple-eagle)</text:p>
          </table:table-cell>
          <table:table-cell table:style-name="Tableau2.C2" office:value-type="string">
            <text:p text:style-name="P16">Quatre coups sous le par</text:p>
          </table:table-cell>
        </table:table-row>
        <table:table-row>
          <table:table-cell table:style-name="Tableau2.A2" office:value-type="string">
            <text:p text:style-name="P16">-3</text:p>
          </table:table-cell>
          <table:table-cell table:style-name="Tableau2.A2" office:value-type="string">
            <text:p text:style-name="P16">Albatros (ou double-eagle)</text:p>
          </table:table-cell>
          <table:table-cell table:style-name="Tableau2.C2" office:value-type="string">
            <text:p text:style-name="P16">Trois coups sous le par</text:p>
          </table:table-cell>
        </table:table-row>
        <table:table-row>
          <table:table-cell table:style-name="Tableau2.A2" office:value-type="string">
            <text:p text:style-name="P16">-2</text:p>
          </table:table-cell>
          <table:table-cell table:style-name="Tableau2.A2" office:value-type="string">
            <text:p text:style-name="P16">Eagle</text:p>
          </table:table-cell>
          <table:table-cell table:style-name="Tableau2.C2" office:value-type="string">
            <text:p text:style-name="P16">Deux coups sous le par</text:p>
          </table:table-cell>
        </table:table-row>
        <table:table-row>
          <table:table-cell table:style-name="Tableau2.A2" office:value-type="string">
            <text:p text:style-name="P16">-1</text:p>
          </table:table-cell>
          <table:table-cell table:style-name="Tableau2.A2" office:value-type="string">
            <text:p text:style-name="P16">Birdie</text:p>
          </table:table-cell>
          <table:table-cell table:style-name="Tableau2.C2" office:value-type="string">
            <text:p text:style-name="P16">Un coup sous le par</text:p>
          </table:table-cell>
        </table:table-row>
        <table:table-row>
          <table:table-cell table:style-name="Tableau2.A2" office:value-type="string">
            <text:p text:style-name="P16">0</text:p>
          </table:table-cell>
          <table:table-cell table:style-name="Tableau2.A2" office:value-type="string">
            <text:p text:style-name="P16">Par</text:p>
          </table:table-cell>
          <table:table-cell table:style-name="Tableau2.C2" office:value-type="string">
            <text:p text:style-name="P16">Nombre de coups égal au par</text:p>
          </table:table-cell>
        </table:table-row>
        <table:table-row>
          <table:table-cell table:style-name="Tableau2.A2" office:value-type="string">
            <text:p text:style-name="P16">+1</text:p>
          </table:table-cell>
          <table:table-cell table:style-name="Tableau2.A2" office:value-type="string">
            <text:p text:style-name="P16">Bogey</text:p>
          </table:table-cell>
          <table:table-cell table:style-name="Tableau2.C2" office:value-type="string">
            <text:p text:style-name="P16">Un coup au-dessus du par</text:p>
          </table:table-cell>
        </table:table-row>
        <table:table-row>
          <table:table-cell table:style-name="Tableau2.A2" office:value-type="string">
            <text:p text:style-name="P16">+2</text:p>
          </table:table-cell>
          <table:table-cell table:style-name="Tableau2.A2" office:value-type="string">
            <text:p text:style-name="P16">Double bogey</text:p>
          </table:table-cell>
          <table:table-cell table:style-name="Tableau2.C2" office:value-type="string">
            <text:p text:style-name="P16">Deux coups au-dessus du par</text:p>
          </table:table-cell>
        </table:table-row>
        <table:table-row>
          <table:table-cell table:style-name="Tableau2.A2" office:value-type="string">
            <text:p text:style-name="P16">+3</text:p>
          </table:table-cell>
          <table:table-cell table:style-name="Tableau2.A2" office:value-type="string">
            <text:p text:style-name="P16">Triple bogey</text:p>
          </table:table-cell>
          <table:table-cell table:style-name="Tableau2.C2" office:value-type="string">
            <text:p text:style-name="P16">Trois coups au-dessus du par</text:p>
          </table:table-cell>
        </table:table-row>
      </table:table>
      <text:p text:style-name="P10">Le golfeur utilise un club pour frapper la balle.</text:p>
      <text:p text:style-name="P10">Il existe différents types de clubs qui possèdent des portées spécifiques.</text:p>
      <text:p text:style-name="P11">Voici un tableau regroupant les grands types de clubs ainsi que leurs porté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Type de club</text:p>
          </table:table-cell>
          <table:table-cell table:style-name="Tableau1.B1" office:value-type="string">
            <text:p text:style-name="P17">Portée</text:p>
          </table:table-cell>
        </table:table-row>
        <table:table-row>
          <table:table-cell table:style-name="Tableau1.A2" office:value-type="string">
            <text:p text:style-name="P18">Driver</text:p>
          </table:table-cell>
          <table:table-cell table:style-name="Tableau1.B2" office:value-type="string">
            <text:p text:style-name="P18"><text:bookmark-start text:name="__DdeLink__744_525026184"/>de 190m à 210m<text:bookmark-end text:name="__DdeLink__744_525026184"/></text:p>
          </table:table-cell>
        </table:table-row>
        <table:table-row>
          <table:table-cell table:style-name="Tableau1.A2" office:value-type="string">
            <text:p text:style-name="P20">Bois</text:p>
          </table:table-cell>
          <table:table-cell table:style-name="Tableau1.B2" office:value-type="string">
            <text:p text:style-name="P19">de 150m à 190m</text:p>
          </table:table-cell>
        </table:table-row>
        <table:table-row>
          <table:table-cell table:style-name="Tableau1.A2" office:value-type="string">
            <text:p text:style-name="P20">Fer</text:p>
          </table:table-cell>
          <table:table-cell table:style-name="Tableau1.B2" office:value-type="string">
            <text:p text:style-name="P19">de 30m à 150m</text:p>
          </table:table-cell>
        </table:table-row>
        <table:table-row>
          <table:table-cell table:style-name="Tableau1.A2" office:value-type="string">
            <text:p text:style-name="P20">Putter</text:p>
          </table:table-cell>
          <table:table-cell table:style-name="Tableau1.B2" office:value-type="string">
            <text:p text:style-name="P19">de 1m à 30m</text:p>
          </table:table-cell>
        </table:table-row>
      </table:table>
      <text:p text:style-name="P11"/>
      <text:h text:style-name="P45" text:outline-level="1">Informatisation du système</text:h>
      <text:p text:style-name="Text_20_body">Le jeu se déroule de la manière suivante :</text:p>
      <text:p text:style-name="P21"><text:span text:style-name="T8">C</text:span>hoix d'un parcours</text:p>
      <text:p text:style-name="P21">Saisie du nom du joueur</text:p>
      <text:p text:style-name="P21">Choix de la difficulté</text:p>
      <text:p text:style-name="P23">Répéter</text:p>
      <text:p text:style-name="P21"><text:tab/><text:span text:style-name="T8">A</text:span>ffich<text:span text:style-name="T8">er</text:span> des informations relatives au trou <text:span text:style-name="T9">courant</text:span></text:p>
      <text:p text:style-name="P21"><text:tab/><text:span text:style-name="T8">R</text:span>épét<text:span text:style-name="T8">er</text:span></text:p>
      <text:p text:style-name="P21"><text:tab/><text:tab/><text:span text:style-name="T8">C</text:span>hoi<text:span text:style-name="T8">sir</text:span> <text:span text:style-name="T8">un</text:span> type de club (Driver,Bois, Fer, Putter)</text:p>
      <text:p text:style-name="P21"><text:tab/><text:tab/><text:span text:style-name="T8">C</text:span>alcul<text:span text:style-name="T8">er et afficher </text:span>la distance restante</text:p>
      <text:p text:style-name="P21"><text:tab/><text:span text:style-name="T8">J</text:span>usqu'à atteindre le trou</text:p>
      <text:p text:style-name="P22"><text:span text:style-name="T9">Jusqu'à fin du</text:span> parcours</text:p>
      <text:p text:style-name="P21"><text:span text:style-name="T8">A</text:span>ffich<text:span text:style-name="T8">er</text:span> la grille de score</text:p>
      <text:p text:style-name="P21"><text:span text:style-name="T8">S</text:span>auvegarde<text:span text:style-name="T8">r</text:span> <text:span text:style-name="T8">le</text:span> score dans le fichier des scores</text:p>
      <text:p text:style-name="Text_20_body"/>
      <text:p text:style-name="P13">Un parcours est composé d'un ensemble de trous, il possède un nom et un nombre de trous.</text:p>
      <text:p text:style-name="Text_20_body"/>
      <text:p text:style-name="Text_20_body">Un trou est défini comme suit:</text:p>
      <text:list xml:id="list8075249294860810602" text:style-name="L1">
        <text:list-item>
          <text:p text:style-name="P40">Son numéro.</text:p>
        </text:list-item>
        <text:list-item>
          <text:p text:style-name="P40">La distance entre le point de départ et le trou.</text:p>
        </text:list-item>
        <text:list-item>
          <text:p text:style-name="P40">La valeur du par.</text:p>
        </text:list-item>
        <text:list-item>
          <text:p text:style-name="P40">Le nombre d'essais maximum pour mettre la balle dans le trou.</text:p>
        </text:list-item>
      </text:list>
      <text:p text:style-name="Text_20_body">Un type trou a donc été défini :</text:p>
      <text:p text:style-name="P21">typedef struct{</text:p>
      <text:p text:style-name="P21"><text:tab/>int numero;</text:p>
      <text:p text:style-name="P21"><text:tab/>float distance;</text:p>
      <text:p text:style-name="P21"><text:tab/>int par;</text:p>
      <text:p text:style-name="P21"><text:tab/>int nbMaxCoups;</text:p>
      <text:p text:style-name="P21">}typeTrou;</text:p>
      <text:p text:style-name="Text_20_body"/>
      <text:p text:style-name="Text_20_body">Si un joueur souhaite faire un parcours, il faut pouvoir sauvegarder son score.</text:p>
      <text:p text:style-name="Text_20_body">Pour cela, nous avons créé un type score composé de:</text:p>
      <text:list xml:id="list2944203607203414582" text:style-name="L2">
        <text:list-item>
          <text:p text:style-name="P41">Nom du joueur.</text:p>
        </text:list-item>
        <text:list-item>
          <text:p text:style-name="P41">Difficulté du jeu.</text:p>
        </text:list-item>
        <text:list-item>
          <text:p text:style-name="P41">Le parcours joué.</text:p>
        </text:list-item>
        <text:list-item>
          <text:p text:style-name="P41">Le nombre de coups réalisé par le joueur pour chacun des trous du <text:s/>parcours.</text:p>
        </text:list-item>
      </text:list>
      <text:p text:style-name="P21">typedef struct{</text:p>
      <text:p text:style-name="P21"><text:tab/>char nomJoueur[NBMAXCAR];</text:p>
      <text:p text:style-name="P21"><text:tab/>int difficulte;</text:p>
      <text:p text:style-name="P21"><text:tab/>typeParcours parcoursJoue;<text:tab/></text:p>
      <text:p text:style-name="P21"><text:tab/>int points[NBMAXTROU];</text:p>
      <text:p text:style-name="P21">}typeScore;</text:p>
      <text:p text:style-name="Text_20_body"><text:soft-page-break/></text:p>
      <text:h text:style-name="Heading_20_1" text:outline-level="1">Analyse</text:h>
      <text:p text:style-name="P12">Le fichier <text:span text:style-name="T3">golf.h</text:span> contient beaucoup d'informations sur les définitions de type et les emplacements de fichiers.</text:p>
      <text:list xml:id="list3119225859095272864" text:style-name="Numbering_20_1">
        <text:list-item>
          <text:p text:style-name="P42">Donnez l'emplacement du fichier contenant les parcours.</text:p>
          <text:p text:style-name="P44">/home/USERS/ELEVES/SNIR2015/golf/parcoursGolf.bin</text:p>
        </text:list-item>
        <text:list-item>
          <text:p text:style-name="P42">Copiez ce dernier dans votre répertoire personnel et modifiez le fichier <text:span text:style-name="T3">golf.h</text:span> en conséquence.</text:p>
        </text:list-item>
      </text:list>
      <text:p text:style-name="P12"/>
      <text:list xml:id="list101943052921944" text:continue-numbering="true" text:style-name="Numbering_20_1">
        <text:list-item>
          <text:p text:style-name="P42">Donnez l'emplacement du fichier contenant les scores.</text:p>
          <text:p text:style-name="P44">/home/USERS/ELEVES/SNIR2015/golf/scores.bin</text:p>
        </text:list-item>
        <text:list-item>
          <text:p text:style-name="P43">Copiez ce dernier dans votre répertoire personnel et modifier le fichier <text:span text:style-name="T3">golf.h </text:span>en conséquence.</text:p>
        </text:list-item>
      </text:list>
      <text:p text:style-name="P12"/>
      <text:list xml:id="list101942683867934" text:continue-numbering="true" text:style-name="Numbering_20_1">
        <text:list-item>
          <text:p text:style-name="P42">En analysant le code des <text:s/>fonctions <text:span text:style-name="T3">chargerParcours</text:span> et <text:span text:style-name="T3">sauvegarderParcours,</text:span> déterminez si l'accès au fichier contenant les parcours est un accès bas niveau ou haut niveau <text:span text:style-name="T2">et s'il est de type</text:span> <text:span text:style-name="T13">texte ou binaire</text:span>.</text:p>
          <text:p text:style-name="P44">L'accès au fichier contenant les parcours est un accès haut niveau. Il est de type binaire.</text:p>
        </text:list-item>
      </text:list>
      <text:p text:style-name="P29">Un parcours est caractérisé par son nom (composé au maximum de 49 caractères), <text:span text:style-name="T10">un</text:span> nombre de trous et <text:span text:style-name="T10">des caractéristiques de chaque</text:span> trou(18 au maximum).</text:p>
      <text:p text:style-name="P29"/>
      <text:list xml:id="list101942153700444" text:continue-numbering="true" text:style-name="Numbering_20_1">
        <text:list-item>
          <text:p text:style-name="P42">Donnez les types des différents champs composant un parcours.</text:p>
          <text:p text:style-name="P44">Les différents champs composant un parcours sont : un tableau de char d'une taille de 50, un entier (int) et un tableau de typeTrou d'une taille de 18.</text:p>
        </text:list-item>
        <text:list-item>
          <text:p text:style-name="P42">Définissez le type <text:span text:style-name="T3">typeParcours</text:span> (les noms des champs seront <text:span text:style-name="T3">nom</text:span>, <text:bookmark-start text:name="__DdeLink__706_525026184"/><text:span text:style-name="T3">nbTrou</text:span><text:bookmark-end text:name="__DdeLink__706_525026184"/> et <text:span text:style-name="T3">listeTrou</text:span><text:span text:style-name="T4">s</text:span>).<text:span text:style-name="T14">Faire valider par enseignant</text:span></text:p>
        </text:list-item>
      </text:list>
      <text:h text:style-name="Heading_20_1" text:outline-level="1">.Réalisation</text:h>
      <text:p text:style-name="P30">Afin de stocker en mémoire les différents parcours, nous allons utiliser un tableau de pointeur <text:span text:style-name="T7"><text:s/>sur</text:span> parcours.</text:p>
      <text:list xml:id="list101942592474332" text:continue-numbering="true" text:style-name="Numbering_20_1">
        <text:list-item>
          <text:p text:style-name="P42">Sachant que le nombre maximum de parcours est de <text:span text:style-name="T3">NBMAXPARCOURS</text:span><text:span text:style-name="T5">, déclarez un tableau ayant pour nom </text:span><text:span text:style-name="T3">tab </text:span><text:span text:style-name="T5">avec le bon nombre d'éléments et le bon type.</text:span></text:p>
        </text:list-item>
      </text:list>
      <text:p text:style-name="P29"/>
      <text:p text:style-name="P31">Un menu de choix d'action est affiché. Ce dernier fonctionne ainsi :</text:p>
      <text:p text:style-name="P31">Si le nombre de parcours est strictement positif, il affiche :</text:p>
      <text:p text:style-name="P34">[J] Jouer un parcours</text:p>
      <text:p text:style-name="P34">[D] Jouer un parcours avec 2 joueurs</text:p>
      <text:p text:style-name="P34">[V] Afficher un parcours</text:p>
      <text:p text:style-name="P31">Si le nombre de scores est strictement positif, il affiche :</text:p>
      <text:p text:style-name="P35">[Z] Classement</text:p>
      <text:p text:style-name="P31">Dans tous les cas, il affiche :</text:p>
      <text:p text:style-name="P35">[C] Creer un parcours</text:p>
      <text:p text:style-name="P35">[Q] Quitter</text:p>
      <text:p text:style-name="P31">votre choix ?</text:p>
      <text:list xml:id="list101942256000868" text:continue-numbering="true" text:style-name="Numbering_20_1">
        <text:list-item>
          <text:p text:style-name="P42">Codez la fonction <text:span text:style-name="T3">afficherMenu</text:span></text:p>
        </text:list-item>
      </text:list>
      <text:p text:style-name="P29">La fonction <text:span text:style-name="T3">afficherInfoTrou</text:span> affiche le numéro du trou, la distance, la valeur du par et le nombre maximum de coups possible.</text:p>
      <text:list xml:id="list101941989180532" text:continue-numbering="true" text:style-name="Numbering_20_1">
        <text:list-item>
          <text:p text:style-name="P42">Codez la fonction <text:span text:style-name="T3">afficherInfoTrou</text:span>.</text:p>
        </text:list-item>
      </text:list>
      <text:p text:style-name="P29"/>
      <text:p text:style-name="P29"/>
      <text:p text:style-name="P28">La fonction <text:span text:style-name="T3">afficherLesParcours</text:span> affiche le numéro d'index et le nom de chaque parcours. </text:p>
      <text:list xml:id="list101943187702797" text:continue-numbering="true" text:style-name="Numbering_20_1">
        <text:list-item>
          <text:p text:style-name="P42">Codez la fonction <text:span text:style-name="T3">afficherLesParcours</text:span>.</text:p>
        </text:list-item>
      </text:list>
      <text:p text:style-name="P29"/>
      <text:list xml:id="list101941641608884" text:continue-numbering="true" text:style-name="Numbering_20_1">
        <text:list-item>
          <text:p text:style-name="P42">Complétez la fonction <text:span text:style-name="T3">jouerParcours</text:span>.</text:p>
        </text:list-item>
      </text:list>
      <text:p text:style-name="P29"/>
      <text:p text:style-name="P29">Analysez le code des fonctions <text:s/><text:span text:style-name="T3">chargerParcours</text:span><text:span text:style-name="T5"> et <text:s/></text:span><text:span text:style-name="T3">sauvegarderParcours.</text:span></text:p>
      <text:list xml:id="list101941455838216" text:continue-numbering="true" text:style-name="Numbering_20_1">
        <text:list-item>
          <text:p text:style-name="P42">En vous inspirant du code des fonctions précédentes, écrivez la fonction <text:span text:style-name="T3">sauvegarderScore</text:span>.(attention la sauvegarde se fait en ajout, <text:span text:style-name="T11">car il ne faut pas écraser les données déjà présentes dans le fichier</text:span>)</text:p>
        </text:list-item>
        <text:list-item>
          <text:p text:style-name="P42">Écrivez la fonction <text:span text:style-name="T3">chargerLesScores</text:span>.</text:p>
        </text:list-item>
      </text:list>
      <text:p text:style-name="P29"/>
      <text:p text:style-name="P29">L'application permet de faire des duels entre deux joueurs.</text:p>
      <text:p text:style-name="P29">Ce mode de jeu ne sauvegardera pas les scores, il ne fera que les afficher.</text:p>
      <text:list xml:id="list101941678758093" text:continue-numbering="true" text:style-name="Numbering_20_1">
        <text:list-item>
          <text:p text:style-name="P42">En vous inspirant de la fonction <text:span text:style-name="T3">jouerParcours</text:span>, proposez un code pour la fonction <text:span text:style-name="T3">jouerParcoursADeux</text:span>.</text:p>
        </text:list-item>
      </text:list>
      <text:p text:style-name="Standard"/>
      <text:p text:style-name="P33"><text:span text:style-name="T3">Consignes</text:span>:</text:p>
      <text:list xml:id="list5348315104759375444" text:style-name="L3">
        <text:list-item>
          <text:p text:style-name="P36">Les fonctions devront être placées dans les fichiers <text:span text:style-name="T3">golf.h</text:span> et <text:span text:style-name="T3">golf.c</text:span></text:p>
        </text:list-item>
        <text:list-item>
          <text:p text:style-name="P36">Le programme principal sera dans un fichier nommé <text:span text:style-name="T3">main.c</text:span></text:p>
        </text:list-item>
        <text:list-item>
          <text:p text:style-name="P36">Le code devra être correctement indenté, et les variables devront avoir des noms adaptés à leurs utilisations.</text:p>
        </text:list-item>
        <text:list-item>
          <text:p text:style-name="P36">Les en-têtes de fonction et de fichier devront être conformes aux modèles.</text:p>
        </text:list-item>
        <text:list-item>
          <text:p text:style-name="P37"><text:span text:style-name="T12">Envoyez sur la messagerie interne à l'adresse </text:span><text:a xlink:type="simple" xlink:href="mailto:dbernard@pommier4.depinfo.touchard.edu" text:style-name="Internet_20_link" text:visited-style-name="Visited_20_Internet_20_Link"><text:span text:style-name="T12">dbernard@pommier4.depinfo.touchard.edu</text:span></text:a><text:span text:style-name="T12"> :</text:span></text:p>
          <text:list>
            <text:list-item>
              <text:p text:style-name="P38">main.c</text:p>
            </text:list-item>
            <text:list-item>
              <text:p text:style-name="P38">golf.h</text:p>
            </text:list-item>
            <text:list-item>
              <text:p text:style-name="P38">golf.c</text:p>
            </text:list-item>
            <text:list-item>
              <text:p text:style-name="P38">Le document libreoffice avec les réponses aux questions</text:p>
            </text:list-item>
          </text:list>
        </text:list-item>
      </text:list>
      <text:p text:style-name="P14"/>
      <text:p text:style-name="P14">Un executable nommé golf2016 est présent dans le répertoire : /home/USERS/ELEVES/SNIR2015/golf/</text:p>
      <text:p text:style-name="P27">ANNEXE</text:p>
      <text:p text:style-name="P32">Exemple de déroulement d'une partie :</text:p>
      <text:p text:style-name="P32"/>
      <text:p text:style-name="P24">[J] Jouer un parcours</text:p>
      <text:p text:style-name="P24">[D] Jouer un parcours avec 2 joueurs</text:p>
      <text:p text:style-name="P24">[V] Afficher un parcours</text:p>
      <text:p text:style-name="P24">[S] Sauvegarder un parcours</text:p>
      <text:p text:style-name="P24">[Z] Classement</text:p>
      <text:p text:style-name="P24">[C] Creer un parcours</text:p>
      <text:p text:style-name="P24">[X] Charger le tableau des scores</text:p>
      <text:p text:style-name="P24">[L] Charger l'ensemble des parcours</text:p>
      <text:p text:style-name="P24">[Q] Quitter</text:p>
      <text:p text:style-name="P24">votre choix ?<text:span text:style-name="T6">j</text:span></text:p>
      <text:p text:style-name="P24">0 - Augusta_National_Golf_Club</text:p>
      <text:p text:style-name="P24">1 - verySmall</text:p>
      <text:p text:style-name="P24">2 - International_Golf_Club_of_Bolton</text:p>
      <text:p text:style-name="P24">Numero du parcours sur lequel vous voulez jouer :<text:span text:style-name="T6">1</text:span></text:p>
      <text:p text:style-name="P24">votre nom :<text:span text:style-name="T6">robert</text:span></text:p>
      <text:p text:style-name="P24">difficulte [0-infernale .. 5-tres facile]<text:span text:style-name="T6">5</text:span></text:p>
      <text:p text:style-name="P24">parcour verySmall</text:p>
      <text:p text:style-name="P24">[ trou numero 1 | distance 416.0 metres | par 4 | 8 coups maxi]</text:p>
      <text:p text:style-name="P24">=============== coups nro 1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d</text:p>
      <text:p text:style-name="P24">=================================================</text:p>
      <text:p text:style-name="P24">il vous reste 208.2 metres avant le trou</text:p>
      <text:p text:style-name="P24">=================================================</text:p>
      <text:p text:style-name="P24">=============== coups nro 2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d</text:p>
      <text:p text:style-name="P24"/>
      <text:p text:style-name="P24"/>
      <text:p text:style-name="P24"/>
      <text:p text:style-name="P24">EAGLE!! -2</text:p>
      <text:p text:style-name="P24"/>
      <text:p text:style-name="P24"/>
      <text:p text:style-name="P24"/>
      <text:p text:style-name="P24">[ trou numero 2 | distance 526.0 metres | par 5 | 10 coups maxi]</text:p>
      <text:p text:style-name="P24">=============== coups nro 1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d</text:p>
      <text:p text:style-name="P24">=================================================</text:p>
      <text:p text:style-name="P24">il vous reste 333.4 metres avant le trou</text:p>
      <text:p text:style-name="P24">=================================================</text:p>
      <text:p text:style-name="P24">=============== coups nro 2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d</text:p>
      <text:p text:style-name="P24">=================================================</text:p>
      <text:p text:style-name="P24">il vous reste 127.6 metres avant le trou</text:p>
      <text:p text:style-name="P24">=================================================</text:p>
      <text:p text:style-name="P24"/>
      <text:p text:style-name="P26">=============== coups nro 3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b</text:p>
      <text:p text:style-name="P24">vous avez depasse le trou</text:p>
      <text:p text:style-name="P24">=================================================</text:p>
      <text:p text:style-name="P24">il vous reste 49.5 metres avant le trou</text:p>
      <text:p text:style-name="P24">=================================================</text:p>
      <text:p text:style-name="P24">=============== coups nro 4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f</text:p>
      <text:p text:style-name="P24">=================================================</text:p>
      <text:p text:style-name="P24">il vous reste 18.5 metres avant le trou</text:p>
      <text:p text:style-name="P24">=================================================</text:p>
      <text:p text:style-name="P24">=============== coups nro 5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f</text:p>
      <text:p text:style-name="P24">vous avez depasse le trou</text:p>
      <text:p text:style-name="P24">=================================================</text:p>
      <text:p text:style-name="P24">il vous reste 39.1 metres avant le trou</text:p>
      <text:p text:style-name="P24">=================================================</text:p>
      <text:p text:style-name="P24">=============== coups nro 6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f</text:p>
      <text:p text:style-name="P24">vous avez depasse le trou</text:p>
      <text:p text:style-name="P24">=================================================</text:p>
      <text:p text:style-name="P24">il vous reste 78.2 metres avant le trou</text:p>
      <text:p text:style-name="P24">=================================================</text:p>
      <text:p text:style-name="P24">=============== coups nro 7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f</text:p>
      <text:p text:style-name="P24"/>
      <text:p text:style-name="P24"/>
      <text:p text:style-name="P24"/>
      <text:p text:style-name="P24">DOUBLE_BOGEY +2</text:p>
      <text:p text:style-name="P24"/>
      <text:p text:style-name="P24"/>
      <text:p text:style-name="P24"/>
      <text:p text:style-name="P24">[ trou numero 3 | distance 180.0 metres | par 3 | 6 coups maxi]</text:p>
      <text:p text:style-name="P24">=============== coups nro 1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b</text:p>
      <text:p text:style-name="P24">=================================================</text:p>
      <text:p text:style-name="P24">il vous reste 28.0 metres avant le trou</text:p>
      <text:p text:style-name="P24">=================================================</text:p>
      <text:p text:style-name="P24"/>
      <text:p text:style-name="P26">=============== coups nro 2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p</text:p>
      <text:p text:style-name="P24">=================================================</text:p>
      <text:p text:style-name="P24">il vous reste 16.9 metres avant le trou</text:p>
      <text:p text:style-name="P24">=================================================</text:p>
      <text:p text:style-name="P24">=============== coups nro 3</text:p>
      <text:p text:style-name="P24">choix du club :</text:p>
      <text:p text:style-name="P24">[D]river</text:p>
      <text:p text:style-name="P24">[B]ois</text:p>
      <text:p text:style-name="P24">[F]er</text:p>
      <text:p text:style-name="P24">[P]utter</text:p>
      <text:p text:style-name="P25">p</text:p>
      <text:p text:style-name="P24"/>
      <text:p text:style-name="P24"/>
      <text:p text:style-name="P24"/>
      <text:p text:style-name="P24">PAR 0</text:p>
      <text:p text:style-name="P24"/>
      <text:p text:style-name="P24"/>
      <text:p text:style-name="P24"/>
      <text:p text:style-name="P24">score de robert:</text:p>
      <text:p text:style-name="P24">parcours : verySmall <text:s text:c="4"/>difficulte : tres facile</text:p>
      <text:p text:style-name="P24">------------------------------</text:p>
      <text:p text:style-name="P24">nro Trou <text:s text:c="5"/>| 1 | 2 | 3 |TOT</text:p>
      <text:p text:style-name="P24">------------------------------</text:p>
      <text:p text:style-name="P24">valeur du par | 4 | 5 | 3 | 12</text:p>
      <text:p text:style-name="P24">------------------------------</text:p>
      <text:p text:style-name="P24">score <text:s text:c="8"/>| 2 | 7 | 3 | 12</text:p>
      <text:p text:style-name="P24">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background-color="transparent" fo:padding="0cm" fo:border="none" style:shadow="none" fo:keep-with-next="always">
        <style:background-image/>
      </style:paragraph-properties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style:paragraph-properties fo:text-align="center" style:justify-single-word="false" fo:background-color="#ffffcc" fo:padding="0.049cm" fo:border="0.06pt solid #00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style:paragraph-properties fo:background-color="#ffffcc" fo:padding="0.049cm" fo:border="0.06pt solid #000000" style:shadow="none"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fo:padding="0.049cm" fo:border="0.06pt solid #000000" style:shadow="none" draw:shadow-opacity="100%">
        <style:background-image/>
      </style:graphic-properties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619cm" style:rel-column-width="10097*"/>
    </style:style>
    <style:style style:name="Tableau7.B" style:family="table-column">
      <style:table-column-properties style:column-width="9.763cm" style:rel-column-width="37637*"/>
    </style:style>
    <style:style style:name="Tableau7.C" style:family="table-column">
      <style:table-column-properties style:column-width="4.618cm" style:rel-column-width="17801*"/>
    </style:style>
    <style:style style:name="Tableau7.A1" style:family="table-cell">
      <style:table-cell-properties style:vertical-align="middle" fo:padding="0.097cm" fo:border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start" style:justify-single-word="false" fo:background-color="transparent" fo:padding="0cm" fo:border-left="none" fo:border-right="none" fo:border-top="0.06pt solid #000000" fo:border-bottom="none" style:shadow="none">
        <style:background-image/>
      </style:paragraph-properties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 fo:background-color="transparent" fo:padding="0cm" fo:border-left="none" fo:border-right="none" fo:border-top="0.06pt solid #000000" fo:border-bottom="none" style:shadow="none">
        <style:background-image/>
      </style:paragraph-properties>
      <style:text-properties fo:font-size="8pt" style:font-size-asian="8pt" style:font-size-complex="8pt"/>
    </style:style>
    <style:style style:name="M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M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M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MP7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8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style:font-name-asian="Arial Unicode MS" style:font-size-asian="12pt" style:font-name-complex="Tahoma" style:font-size-complex="12pt"/>
    </style:style>
    <style:style style:name="MT1" style:family="text">
      <style:text-properties officeooo:rsid="0028df52"/>
    </style:style>
    <style:style style:name="MT2" style:family="text">
      <style:text-properties officeooo:rsid="00276c1b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Lycée G Touchard Le Mans<text:tab/><text:tab/>BTS S<text:span text:style-name="MT1">NIR</text:span> 1</text:p>
        <text:p text:style-name="MP2"><text:page-number text:select-page="current">7</text:page-number>/<text:page-count>7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3">STS <text:span text:style-name="MT2">SNIR</text:span></text:p>
              <text:p text:style-name="MP4">1ère Année</text:p>
            </table:table-cell>
            <table:table-cell table:style-name="Tableau7.B1" office:value-type="string">
              <text:p text:style-name="MP5">TP de contrôle n°3</text:p>
            </table:table-cell>
            <table:table-cell table:style-name="Tableau7.C1" office:value-type="string">
              <text:p text:style-name="MP6"><text:span text:style-name="MT2">Jeudi</text:span> <text:span text:style-name="MT2">14</text:span> janvier 201<text:span text:style-name="MT2">6</text:span></text:p>
              <text:p text:style-name="MP7">Durée : 3 heures</text:p>
            </table:table-cell>
          </table:table-row>
          <table:table-row>
            <table:table-cell table:style-name="Tableau7.A2" table:number-columns-spanned="3" office:value-type="string">
              <text:p text:style-name="MP8"><text:span text:style-name="MT3">Auteur :<text:tab/></text:span><text:span text:style-name="MT3"><text:initial-creator/></text:span></text:p>
            </table:table-cell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01-14T09:51:12.149394423</meta:creation-date>
    <dc:language>fr-FR</dc:language>
    <meta:editing-cycles>3</meta:editing-cycles>
    <meta:editing-duration>PT3M21S</meta:editing-duration>
    <dc:date>2016-01-14T10:19:41.169955357</dc:date>
    <meta:document-statistic meta:table-count="3" meta:image-count="0" meta:object-count="0" meta:page-count="7" meta:paragraph-count="293" meta:word-count="1472" meta:character-count="9231" meta:non-whitespace-character-count="8045"/>
    <meta:user-defined meta:name="Info 1"/>
    <meta:user-defined meta:name="Info 2"/>
    <meta:user-defined meta:name="Info 3"/>
    <meta:user-defined meta:name="Info 4"/>
  </office:meta>
</office:document-meta>
</file>